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70000041C8FAAB525DEDA93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7.876cm" svg:height="27.699cm" svg:x="1.681cm" svg:y="1.107cm">
          <draw:image xlink:href="Pictures/10000001000002A70000041C8FAAB525DEDA933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6T22:03:07.555777623</meta:creation-date>
    <dc:date>2023-05-26T22:04:20.622514930</dc:date>
    <meta:editing-duration>PT7S</meta:editing-duration>
    <meta:editing-cycles>1</meta:editing-cycles>
    <meta:document-statistic meta:object-count="1"/>
    <meta:generator>LibreOffice/7.3.7.2$Linux_X86_64 LibreOffice_project/30$Build-2</meta:generator>
  </office:meta>
</office:document-meta>
</file>